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15efd5" officeooo:paragraph-rsid="0015efd5"/>
    </style:style>
    <style:style style:name="T1" style:family="text">
      <style:text-properties style:font-name="Liberation Serif1" style:font-name-asian="Liberation Serif1" style:font-name-complex="Liberation Serif1"/>
    </style:style>
    <style:style style:name="T2" style:family="text">
      <style:text-properties style:font-name="Liberation Serif" style:font-name-asian="Noto Sans CJK SC Regular" style:font-name-complex="FreeSans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ontribution:</text:p>
      <text:p text:style-name="P1">1. depth and RGB camera navigation</text:p>
      <text:p text:style-name="P1">2. solved freezing problem in crowd scenarios</text:p>
      <text:p text:style-name="P1">3. there is no assumption of linear velocities of dynamic obstacles. Not using <text:span text:style-name="T1">∆</text:span><text:span text:style-name="T2">t.</text:span></text:p>
      <text:p text:style-name="P1"><text:span text:style-name="T2">4. comaring sensors:</text:span></text:p>
      <text:p text:style-name="P1"><text:span text:style-name="T2"><text:tab/>depth</text:span></text:p>
      <text:p text:style-name="P1"><text:span text:style-name="T2"><text:tab/>rgb+lidar</text:span></text:p>
      <text:p text:style-name="P1"><text:span text:style-name="T2"><text:tab/>lidar</text:span></text:p>
      <text:p text:style-name="P1"><text:span text:style-name="T2"><text:tab/>depth+lidar</text:span></text:p>
      <text:p text:style-name="P1"><text:span text:style-name="T2"><text:s text:c="4"/>comparing NN: </text:span></text:p>
      <text:p text:style-name="P1"><text:span text:style-name="T2"><text:tab/>convlstm</text:span></text:p>
      <text:p text:style-name="P1"><text:span text:style-name="T2"><text:tab/>rohan</text:span></text:p>
      <text:p text:style-name="P1"><text:span text:style-name="T2"><text:tab/>simple</text:span></text:p>
      <text:p text:style-name="P1"><text:span text:style-name="T2">5. simulator: Gazebo+ROS</text:span></text:p>
      <text:p text:style-name="P1"><text:span text:style-name="T2">6. optimal trajectory:</text:span></text:p>
      <text:p text:style-name="P1"/>
      <text:p text:style-name="P1"><text:span text:style-name="T2"/></text:p>
      <text:p text:style-name="P1"><text:span text:style-name="T2">figures:</text:span></text:p>
      <text:p text:style-name="P1"><text:span text:style-name="T2">1. turtlebot implimentation</text:span></text:p>
      <text:p text:style-name="P1"><text:span text:style-name="T2">2. NN structures</text:span></text:p>
      <text:p text:style-name="P1"><text:span text:style-name="T2">3. simulator → scenarios</text:span></text:p>
      <text:p text:style-name="P1"><text:span text:style-name="T2">4. result:</text:span></text:p>
      <text:p text:style-name="P1"><text:span text:style-name="T2"><text:tab/>trajectory</text:span></text:p>
      <text:p text:style-name="P1"><text:span text:style-name="T2"><text:tab/>table</text:span></text:p>
      <text:p text:style-name="P1"><text:span text:style-name="T2">5. Rohan’s figure about dynamic obstacles</text:span></text:p>
      <text:p text:style-name="P1"><text:span text:style-name="T2"/></text:p>
      <text:p text:style-name="P1"><text:span text:style-name="T2"/></text:p>
      <text:p text:style-name="P1"><text:span text:style-name="T2">Structure of paper:</text:span></text:p>
      <text:p text:style-name="P1"><text:span text:style-name="T2">1. abstraction</text:span></text:p>
      <text:p text:style-name="P1"><text:span text:style-name="T2">2. introduction: including list of contributions</text:span></text:p>
      <text:p text:style-name="P1"><text:span text:style-name="T2">3. background</text:span></text:p>
      <text:p text:style-name="P1"><text:span text:style-name="T2">4. methods</text:span></text:p>
      <text:p text:style-name="P1"><text:span text:style-name="T2">5. result</text:span></text:p>
      <text:p text:style-name="P1"><text:span text:style-name="T2"/></text:p>
      <text:p text:style-name="P1"><text:span text:style-name="T2">assumptions:</text:span></text:p>
      <text:p text:style-name="P1"><text:span text:style-name="T2">no iterations between pedestrians and robots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18T16:36:36.099500353</meta:creation-date>
    <dc:date>2019-08-18T16:42:56.025662748</dc:date>
    <meta:editing-duration>PT6M20S</meta:editing-duration>
    <meta:editing-cycles>1</meta:editing-cycles>
    <meta:document-statistic meta:table-count="0" meta:image-count="0" meta:object-count="0" meta:page-count="1" meta:paragraph-count="31" meta:word-count="91" meta:character-count="627" meta:non-whitespace-character-count="553"/>
    <meta:generator>LibreOffice/5.1.6.2$Linux_X86_64 LibreOffice_project/10m0$Build-2</meta:generator>
  </office:meta>
</office:document-meta>
</file>